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1"/>
        <table:table-row table:style-name="ro1">
          <table:table-cell office:value-type="string" calcext:value-type="string">
            <text:p>Image Siz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otal time – file IO</text:p>
          </table:table-cell>
          <table:table-cell office:value-type="string" calcext:value-type="string">
            <text:p>File IO Read</text:p>
          </table:table-cell>
          <table:table-cell office:value-type="string" calcext:value-type="string">
            <text:p>File IO write</text:p>
          </table:table-cell>
          <table:table-cell office:value-type="string" calcext:value-type="string">
            <text:p>Host to Device</text:p>
          </table:table-cell>
          <table:table-cell office:value-type="string" calcext:value-type="string">
            <text:p>Horizontal Convolution</text:p>
          </table:table-cell>
          <table:table-cell office:value-type="string" calcext:value-type="string">
            <text:p>Vertical Convolution</text:p>
          </table:table-cell>
          <table:table-cell office:value-type="string" calcext:value-type="string">
            <text:p>Magnitude Kernel</text:p>
          </table:table-cell>
          <table:table-cell office:value-type="string" calcext:value-type="string">
            <text:p>Gradient Kernel</text:p>
          </table:table-cell>
          <table:table-cell office:value-type="string" calcext:value-type="string">
            <text:p>Thrust Sorting</text:p>
          </table:table-cell>
          <table:table-cell office:value-type="string" calcext:value-type="string">
            <text:p>Suppression Kernel</text:p>
          </table:table-cell>
          <table:table-cell office:value-type="string" calcext:value-type="string">
            <text:p>Hysteresis Kernel</text:p>
          </table:table-cell>
          <table:table-cell office:value-type="string" calcext:value-type="string">
            <text:p>Edge Linking Kernel</text:p>
          </table:table-cell>
          <table:table-cell office:value-type="string" calcext:value-type="string">
            <text:p>Device to Host</text:p>
          </table:table-cell>
          <table:table-cell office:value-type="string" calcext:value-type="string">
            <text:p>Block Siz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1409.868131868" calcext:value-type="float">
            <text:p>321409.868131868</text:p>
          </table:table-cell>
          <table:table-cell office:value-type="float" office:value="243752.483516484" calcext:value-type="float">
            <text:p>243752.483516484</text:p>
          </table:table-cell>
          <table:table-cell office:value-type="float" office:value="349.56043956044" calcext:value-type="float">
            <text:p>349.56043956044</text:p>
          </table:table-cell>
          <table:table-cell office:value-type="float" office:value="77307.8241758242" calcext:value-type="float">
            <text:p>77307.8241758242</text:p>
          </table:table-cell>
          <table:table-cell office:value-type="float" office:value="479.747252747253" calcext:value-type="float">
            <text:p>479.747252747253</text:p>
          </table:table-cell>
          <table:table-cell office:value-type="float" office:value="368.758241758242" calcext:value-type="float">
            <text:p>368.758241758242</text:p>
          </table:table-cell>
          <table:table-cell office:value-type="float" office:value="285.296703296703" calcext:value-type="float">
            <text:p>285.296703296703</text:p>
          </table:table-cell>
          <table:table-cell office:value-type="float" office:value="232.659340659341" calcext:value-type="float">
            <text:p>232.659340659341</text:p>
          </table:table-cell>
          <table:table-cell office:value-type="float" office:value="249.153846153846" calcext:value-type="float">
            <text:p>249.153846153846</text:p>
          </table:table-cell>
          <table:table-cell office:value-type="float" office:value="458.967032967033" calcext:value-type="float">
            <text:p>458.967032967033</text:p>
          </table:table-cell>
          <table:table-cell office:value-type="float" office:value="256.076923076923" calcext:value-type="float">
            <text:p>256.076923076923</text:p>
          </table:table-cell>
          <table:table-cell office:value-type="float" office:value="275.10989010989" calcext:value-type="float">
            <text:p>275.10989010989</text:p>
          </table:table-cell>
          <table:table-cell office:value-type="float" office:value="239.186813186813" calcext:value-type="float">
            <text:p>239.186813186813</text:p>
          </table:table-cell>
          <table:table-cell office:value-type="float" office:value="1066.20879120879" calcext:value-type="float">
            <text:p>1066.208791208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90714.511111111" calcext:value-type="float">
            <text:p>290714.511111111</text:p>
          </table:table-cell>
          <table:table-cell office:value-type="float" office:value="285200.311111111" calcext:value-type="float">
            <text:p>285200.311111111</text:p>
          </table:table-cell>
          <table:table-cell office:value-type="float" office:value="1630.06666666667" calcext:value-type="float">
            <text:p>1630.06666666667</text:p>
          </table:table-cell>
          <table:table-cell office:value-type="float" office:value="3884.13333333333" calcext:value-type="float">
            <text:p>3884.13333333333</text:p>
          </table:table-cell>
          <table:table-cell office:value-type="float" office:value="576.588888888889" calcext:value-type="float">
            <text:p>576.588888888889</text:p>
          </table:table-cell>
          <table:table-cell office:value-type="float" office:value="380.288888888889" calcext:value-type="float">
            <text:p>380.288888888889</text:p>
          </table:table-cell>
          <table:table-cell office:value-type="float" office:value="394.211111111111" calcext:value-type="float">
            <text:p>394.211111111111</text:p>
          </table:table-cell>
          <table:table-cell office:value-type="float" office:value="285.588888888889" calcext:value-type="float">
            <text:p>285.588888888889</text:p>
          </table:table-cell>
          <table:table-cell office:value-type="float" office:value="320.322222222222" calcext:value-type="float">
            <text:p>320.322222222222</text:p>
          </table:table-cell>
          <table:table-cell office:value-type="float" office:value="1780.43333333333" calcext:value-type="float">
            <text:p>1780.43333333333</text:p>
          </table:table-cell>
          <table:table-cell office:value-type="float" office:value="264.811111111111" calcext:value-type="float">
            <text:p>264.811111111111</text:p>
          </table:table-cell>
          <table:table-cell office:value-type="float" office:value="281.177777777778" calcext:value-type="float">
            <text:p>281.177777777778</text:p>
          </table:table-cell>
          <table:table-cell office:value-type="float" office:value="272.4" calcext:value-type="float">
            <text:p>272.4</text:p>
          </table:table-cell>
          <table:table-cell office:value-type="float" office:value="4157.78888888889" calcext:value-type="float">
            <text:p>4157.788888888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15577.943820225" calcext:value-type="float">
            <text:p>315577.943820225</text:p>
          </table:table-cell>
          <table:table-cell office:value-type="float" office:value="298234.303370787" calcext:value-type="float">
            <text:p>298234.303370787</text:p>
          </table:table-cell>
          <table:table-cell office:value-type="float" office:value="4127.05617977528" calcext:value-type="float">
            <text:p>4127.05617977528</text:p>
          </table:table-cell>
          <table:table-cell office:value-type="float" office:value="13216.5842696629" calcext:value-type="float">
            <text:p>13216.5842696629</text:p>
          </table:table-cell>
          <table:table-cell office:value-type="float" office:value="1530.50561797753" calcext:value-type="float">
            <text:p>1530.50561797753</text:p>
          </table:table-cell>
          <table:table-cell office:value-type="float" office:value="934.516853932584" calcext:value-type="float">
            <text:p>934.516853932584</text:p>
          </table:table-cell>
          <table:table-cell office:value-type="float" office:value="857.292134831461" calcext:value-type="float">
            <text:p>857.292134831461</text:p>
          </table:table-cell>
          <table:table-cell office:value-type="float" office:value="547.269662921348" calcext:value-type="float">
            <text:p>547.269662921348</text:p>
          </table:table-cell>
          <table:table-cell office:value-type="float" office:value="537.988764044944" calcext:value-type="float">
            <text:p>537.988764044944</text:p>
          </table:table-cell>
          <table:table-cell office:value-type="float" office:value="3337.02247191011" calcext:value-type="float">
            <text:p>3337.02247191011</text:p>
          </table:table-cell>
          <table:table-cell office:value-type="float" office:value="477.741573033708" calcext:value-type="float">
            <text:p>477.741573033708</text:p>
          </table:table-cell>
          <table:table-cell office:value-type="float" office:value="560.775280898876" calcext:value-type="float">
            <text:p>560.775280898876</text:p>
          </table:table-cell>
          <table:table-cell office:value-type="float" office:value="434.325842696629" calcext:value-type="float">
            <text:p>434.325842696629</text:p>
          </table:table-cell>
          <table:table-cell office:value-type="float" office:value="14432.393258427" calcext:value-type="float">
            <text:p>14432.3932584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29691.593023256" calcext:value-type="float">
            <text:p>429691.593023256</text:p>
          </table:table-cell>
          <table:table-cell office:value-type="float" office:value="368564.406976744" calcext:value-type="float">
            <text:p>368564.406976744</text:p>
          </table:table-cell>
          <table:table-cell office:value-type="float" office:value="14625.0581395349" calcext:value-type="float">
            <text:p>14625.0581395349</text:p>
          </table:table-cell>
          <table:table-cell office:value-type="float" office:value="46502.1279069767" calcext:value-type="float">
            <text:p>46502.1279069767</text:p>
          </table:table-cell>
          <table:table-cell office:value-type="float" office:value="5051.73255813954" calcext:value-type="float">
            <text:p>5051.73255813954</text:p>
          </table:table-cell>
          <table:table-cell office:value-type="float" office:value="2245.87209302326" calcext:value-type="float">
            <text:p>2245.87209302326</text:p>
          </table:table-cell>
          <table:table-cell office:value-type="float" office:value="2140.53488372093" calcext:value-type="float">
            <text:p>2140.53488372093</text:p>
          </table:table-cell>
          <table:table-cell office:value-type="float" office:value="789.46511627907" calcext:value-type="float">
            <text:p>789.46511627907</text:p>
          </table:table-cell>
          <table:table-cell office:value-type="float" office:value="779.244186046512" calcext:value-type="float">
            <text:p>779.244186046512</text:p>
          </table:table-cell>
          <table:table-cell office:value-type="float" office:value="5965.22093023256" calcext:value-type="float">
            <text:p>5965.22093023256</text:p>
          </table:table-cell>
          <table:table-cell office:value-type="float" office:value="859.488372093023" calcext:value-type="float">
            <text:p>859.488372093023</text:p>
          </table:table-cell>
          <table:table-cell office:value-type="float" office:value="1179.8488372093" calcext:value-type="float">
            <text:p>1179.8488372093</text:p>
          </table:table-cell>
          <table:table-cell office:value-type="float" office:value="555.546511627907" calcext:value-type="float">
            <text:p>555.546511627907</text:p>
          </table:table-cell>
          <table:table-cell office:value-type="float" office:value="55519.9651162791" calcext:value-type="float">
            <text:p>55519.96511627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987177.325301205" calcext:value-type="float">
            <text:p>987177.325301205</text:p>
          </table:table-cell>
          <table:table-cell office:value-type="float" office:value="749678" calcext:value-type="float">
            <text:p>749678</text:p>
          </table:table-cell>
          <table:table-cell office:value-type="float" office:value="60473.4819277108" calcext:value-type="float">
            <text:p>60473.4819277108</text:p>
          </table:table-cell>
          <table:table-cell office:value-type="float" office:value="177025.843373494" calcext:value-type="float">
            <text:p>177025.843373494</text:p>
          </table:table-cell>
          <table:table-cell office:value-type="float" office:value="18888" calcext:value-type="float">
            <text:p>18888</text:p>
          </table:table-cell>
          <table:table-cell office:value-type="float" office:value="7389.24096385542" calcext:value-type="float">
            <text:p>7389.24096385542</text:p>
          </table:table-cell>
          <table:table-cell office:value-type="float" office:value="7249.32530120482" calcext:value-type="float">
            <text:p>7249.32530120482</text:p>
          </table:table-cell>
          <table:table-cell office:value-type="float" office:value="1658.34939759036" calcext:value-type="float">
            <text:p>1658.34939759036</text:p>
          </table:table-cell>
          <table:table-cell office:value-type="float" office:value="1657.60240963855" calcext:value-type="float">
            <text:p>1657.60240963855</text:p>
          </table:table-cell>
          <table:table-cell office:value-type="float" office:value="12548.4096385542" calcext:value-type="float">
            <text:p>12548.4096385542</text:p>
          </table:table-cell>
          <table:table-cell office:value-type="float" office:value="3507.69879518072" calcext:value-type="float">
            <text:p>3507.69879518072</text:p>
          </table:table-cell>
          <table:table-cell office:value-type="float" office:value="1732.89156626506" calcext:value-type="float">
            <text:p>1732.89156626506</text:p>
          </table:table-cell>
          <table:table-cell office:value-type="float" office:value="1172.96385542169" calcext:value-type="float">
            <text:p>1172.96385542169</text:p>
          </table:table-cell>
          <table:table-cell office:value-type="float" office:value="210693.65060241" calcext:value-type="float">
            <text:p>210693.650602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6241392.45" calcext:value-type="float">
            <text:p>6241392.45</text:p>
          </table:table-cell>
          <table:table-cell office:value-type="float" office:value="3712505.65" calcext:value-type="float">
            <text:p>3712505.65</text:p>
          </table:table-cell>
          <table:table-cell office:value-type="float" office:value="375079.15" calcext:value-type="float">
            <text:p>375079.15</text:p>
          </table:table-cell>
          <table:table-cell office:value-type="float" office:value="2153807.65" calcext:value-type="float">
            <text:p>2153807.65</text:p>
          </table:table-cell>
          <table:table-cell office:value-type="float" office:value="118570.275" calcext:value-type="float">
            <text:p>118570.275</text:p>
          </table:table-cell>
          <table:table-cell office:value-type="float" office:value="61997.25" calcext:value-type="float">
            <text:p>61997.25</text:p>
          </table:table-cell>
          <table:table-cell office:value-type="float" office:value="64592.475" calcext:value-type="float">
            <text:p>64592.475</text:p>
          </table:table-cell>
          <table:table-cell office:value-type="float" office:value="28234.4" calcext:value-type="float">
            <text:p>28234.4</text:p>
          </table:table-cell>
          <table:table-cell office:value-type="float" office:value="28815.35" calcext:value-type="float">
            <text:p>28815.35</text:p>
          </table:table-cell>
          <table:table-cell office:value-type="float" office:value="61674.75" calcext:value-type="float">
            <text:p>61674.75</text:p>
          </table:table-cell>
          <table:table-cell office:value-type="float" office:value="39701.225" calcext:value-type="float">
            <text:p>39701.225</text:p>
          </table:table-cell>
          <table:table-cell office:value-type="float" office:value="19949.05" calcext:value-type="float">
            <text:p>19949.05</text:p>
          </table:table-cell>
          <table:table-cell office:value-type="float" office:value="9353.675" calcext:value-type="float">
            <text:p>9353.675</text:p>
          </table:table-cell>
          <table:table-cell office:value-type="float" office:value="1468651.025" calcext:value-type="float">
            <text:p>1468651.025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8:27:06.622000000</meta:creation-date>
    <dc:date>2019-04-26T08:29:35.697000000</dc:date>
    <meta:editing-duration>PT2M29S</meta:editing-duration>
    <meta:editing-cycles>1</meta:editing-cycles>
    <meta:document-statistic meta:table-count="1" meta:cell-count="112" meta:object-count="0"/>
    <meta:generator>LibreOffice/6.1.2.1$Windows_X86_64 LibreOffice_project/65905a128db06ba48db947242809d14d3f9a93fe</meta:generator>
  </office:meta>
</office:document-meta>
</file>